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.54cm" svg:x="1cm" svg:y="1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35cm" svg:y1="2.27cm" svg:x2="9.89cm" svg:y2="2.27cm">
          <text:p/>
        </draw:line>
        <draw:custom-shape draw:style-name="gr3" draw:text-style-name="P1" draw:layer="layout" svg:width="5.08cm" svg:height="2.54cm" svg:x="9.89cm" svg:y="1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43cm" svg:y1="3.54cm" svg:x2="12.43cm" svg:y2="5.445cm">
          <text:p/>
        </draw:line>
        <draw:custom-shape draw:style-name="gr4" draw:text-style-name="P1" draw:layer="layout" svg:width="5.08cm" svg:height="2.54cm" svg:x="9.89cm" svg:y="5.445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cm" svg:y="1.001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35cm" svg:y1="2.271cm" svg:x2="9.89cm" svg:y2="2.271cm">
          <text:p/>
        </draw:line>
        <draw:custom-shape draw:style-name="gr3" draw:text-style-name="P1" draw:layer="layout" svg:width="5.08cm" svg:height="2.54cm" svg:x="9.89cm" svg:y="1.001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43cm" svg:y1="3.541cm" svg:x2="12.43cm" svg:y2="5.446cm">
          <text:p/>
        </draw:line>
        <draw:custom-shape draw:style-name="gr4" draw:text-style-name="P1" draw:layer="layout" svg:width="5.08cm" svg:height="2.54cm" svg:x="9.89cm" svg:y="5.446cm">
          <text:p text:style-name="P1">Televi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cm" svg:y="8.62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35cm" svg:y1="9.89cm" svg:x2="9.89cm" svg:y2="9.89cm">
          <text:p/>
        </draw:line>
        <draw:custom-shape draw:style-name="gr3" draw:text-style-name="P1" draw:layer="layout" svg:width="5.08cm" svg:height="2.54cm" svg:x="9.89cm" svg:y="8.62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43cm" svg:y1="11.16cm" svg:x2="12.43cm" svg:y2="13.065cm">
          <text:p/>
        </draw:line>
        <draw:custom-shape draw:style-name="gr4" draw:text-style-name="P1" draw:layer="layout" svg:width="5.08cm" svg:height="2.54cm" svg:x="9.89cm" svg:y="13.065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cm" svg:y="8.621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35cm" svg:y1="9.891cm" svg:x2="9.89cm" svg:y2="9.891cm">
          <text:p/>
        </draw:line>
        <draw:custom-shape draw:style-name="gr3" draw:text-style-name="P1" draw:layer="layout" svg:width="5.08cm" svg:height="2.54cm" svg:x="9.89cm" svg:y="8.621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43cm" svg:y1="11.161cm" svg:x2="12.43cm" svg:y2="13.066cm">
          <text:p/>
        </draw:line>
        <draw:custom-shape draw:style-name="gr4" draw:text-style-name="P1" draw:layer="layout" svg:width="5.08cm" svg:height="2.54cm" svg:x="9.89cm" svg:y="13.066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cm" svg:y="8.62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35cm" svg:y1="9.89cm" svg:x2="9.89cm" svg:y2="9.89cm">
          <text:p/>
        </draw:line>
        <draw:custom-shape draw:style-name="gr3" draw:text-style-name="P1" draw:layer="layout" svg:width="5.08cm" svg:height="2.54cm" svg:x="9.89cm" svg:y="8.62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43cm" svg:y1="11.16cm" svg:x2="12.43cm" svg:y2="13.065cm">
          <text:p/>
        </draw:line>
        <draw:custom-shape draw:style-name="gr4" draw:text-style-name="P1" draw:layer="layout" svg:width="5.08cm" svg:height="2.54cm" svg:x="9.89cm" svg:y="13.065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43cm" svg:y1="11.161cm" svg:x2="12.43cm" svg:y2="13.066cm">
          <text:p/>
        </draw:line>
      </draw:page>
      <draw:page draw:name="page2" draw:style-name="dp1" draw:master-page-name="Default">
        <draw:custom-shape draw:style-name="gr1" draw:text-style-name="P1" draw:layer="layout" svg:width="6.35cm" svg:height="2.54cm" svg:x="1.635cm" svg:y="1.634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4cm" svg:x2="10.525cm" svg:y2="2.904cm">
          <text:p/>
        </draw:line>
        <draw:custom-shape draw:style-name="gr3" draw:text-style-name="P1" draw:layer="layout" svg:width="5.08cm" svg:height="2.54cm" svg:x="10.525cm" svg:y="1.634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4.174cm" svg:x2="13.065cm" svg:y2="6.079cm">
          <text:p/>
        </draw:line>
        <draw:custom-shape draw:style-name="gr4" draw:text-style-name="P1" draw:layer="layout" svg:width="5.08cm" svg:height="2.54cm" svg:x="10.525cm" svg:y="6.079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.635cm" svg:y="1.635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5cm" svg:x2="10.525cm" svg:y2="2.905cm">
          <text:p/>
        </draw:line>
        <draw:custom-shape draw:style-name="gr3" draw:text-style-name="P1" draw:layer="layout" svg:width="5.08cm" svg:height="2.54cm" svg:x="10.525cm" svg:y="1.635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4.175cm" svg:x2="13.065cm" svg:y2="6.08cm">
          <text:p/>
        </draw:line>
        <draw:custom-shape draw:style-name="gr4" draw:text-style-name="P1" draw:layer="layout" svg:width="5.08cm" svg:height="2.54cm" svg:x="10.525cm" svg:y="6.08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.635cm" svg:y="1.634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4cm" svg:x2="10.525cm" svg:y2="2.904cm">
          <text:p/>
        </draw:line>
        <draw:custom-shape draw:style-name="gr5" draw:text-style-name="P1" draw:layer="layout" svg:width="5.08cm" svg:height="2.54cm" svg:x="10.525cm" svg:y="1.634cm">
          <text:p text:style-name="P1">Audi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4.174cm" svg:x2="13.065cm" svg:y2="6.079cm">
          <text:p/>
        </draw:line>
        <draw:custom-shape draw:style-name="gr6" draw:text-style-name="P1" draw:layer="layout" svg:width="5.08cm" svg:height="2.54cm" svg:x="10.525cm" svg:y="6.079cm">
          <text:p text:style-name="P1">Music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4.175cm" svg:x2="13.065cm" svg:y2="6.08cm">
          <text:p/>
        </draw:line>
      </draw:page>
      <draw:page draw:name="page3" draw:style-name="dp1" draw:master-page-name="Default">
        <draw:custom-shape draw:style-name="gr1" draw:text-style-name="P1" draw:layer="layout" svg:width="6.35cm" svg:height="2.54cm" svg:x="1.635cm" svg:y="1.635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5cm" svg:x2="10.525cm" svg:y2="2.905cm">
          <text:p/>
        </draw:line>
        <draw:custom-shape draw:style-name="gr3" draw:text-style-name="P1" draw:layer="layout" svg:width="5.08cm" svg:height="2.54cm" svg:x="10.525cm" svg:y="1.635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4.175cm" svg:x2="13.065cm" svg:y2="6.08cm">
          <text:p/>
        </draw:line>
        <draw:custom-shape draw:style-name="gr4" draw:text-style-name="P1" draw:layer="layout" svg:width="5.08cm" svg:height="2.54cm" svg:x="10.525cm" svg:y="6.08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.635cm" svg:y="1.636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6cm" svg:x2="10.525cm" svg:y2="2.906cm">
          <text:p/>
        </draw:line>
        <draw:custom-shape draw:style-name="gr3" draw:text-style-name="P1" draw:layer="layout" svg:width="5.08cm" svg:height="2.54cm" svg:x="10.525cm" svg:y="1.636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4.176cm" svg:x2="13.065cm" svg:y2="6.081cm">
          <text:p/>
        </draw:line>
        <draw:custom-shape draw:style-name="gr4" draw:text-style-name="P1" draw:layer="layout" svg:width="5.08cm" svg:height="2.54cm" svg:x="10.525cm" svg:y="6.081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.635cm" svg:y="1.635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5cm" svg:x2="10.525cm" svg:y2="2.905cm">
          <text:p/>
        </draw:line>
        <draw:custom-shape draw:style-name="gr7" draw:text-style-name="P1" draw:layer="layout" svg:width="5.08cm" svg:height="2.54cm" svg:x="10.525cm" svg:y="1.635cm">
          <text:p text:style-name="P1">Gam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4.175cm" svg:x2="13.065cm" svg:y2="6.08cm">
          <text:p/>
        </draw:line>
        <draw:custom-shape draw:style-name="gr8" draw:text-style-name="P1" draw:layer="layout" svg:width="5.08cm" svg:height="2.54cm" svg:x="10.525cm" svg:y="6.08cm">
          <text:p text:style-name="P1">PC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4.176cm" svg:x2="13.065cm" svg:y2="6.081cm">
          <text:p/>
        </draw:line>
        <draw:custom-shape draw:style-name="gr1" draw:text-style-name="P1" draw:layer="layout" svg:width="6.35cm" svg:height="2.54cm" svg:x="1.635cm" svg:y="9.255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10.525cm" svg:x2="10.525cm" svg:y2="10.525cm">
          <text:p/>
        </draw:line>
        <draw:custom-shape draw:style-name="gr3" draw:text-style-name="P1" draw:layer="layout" svg:width="5.08cm" svg:height="2.54cm" svg:x="10.525cm" svg:y="9.255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11.795cm" svg:x2="13.065cm" svg:y2="13.7cm">
          <text:p/>
        </draw:line>
        <draw:custom-shape draw:style-name="gr4" draw:text-style-name="P1" draw:layer="layout" svg:width="5.08cm" svg:height="2.54cm" svg:x="10.525cm" svg:y="13.7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.635cm" svg:y="9.256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10.526cm" svg:x2="10.525cm" svg:y2="10.526cm">
          <text:p/>
        </draw:line>
        <draw:custom-shape draw:style-name="gr3" draw:text-style-name="P1" draw:layer="layout" svg:width="5.08cm" svg:height="2.54cm" svg:x="10.525cm" svg:y="9.256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11.796cm" svg:x2="13.065cm" svg:y2="13.701cm">
          <text:p/>
        </draw:line>
        <draw:custom-shape draw:style-name="gr4" draw:text-style-name="P1" draw:layer="layout" svg:width="5.08cm" svg:height="2.54cm" svg:x="10.525cm" svg:y="13.701cm">
          <text:p text:style-name="P1">Mov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.635cm" svg:y="9.255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10.525cm" svg:x2="10.525cm" svg:y2="10.525cm">
          <text:p/>
        </draw:line>
        <draw:custom-shape draw:style-name="gr7" draw:text-style-name="P1" draw:layer="layout" svg:width="5.08cm" svg:height="2.54cm" svg:x="10.525cm" svg:y="9.255cm">
          <text:p text:style-name="P1">Gam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11.795cm" svg:x2="13.065cm" svg:y2="13.7cm">
          <text:p/>
        </draw:line>
        <draw:custom-shape draw:style-name="gr9" draw:text-style-name="P1" draw:layer="layout" svg:width="5.08cm" svg:height="2.54cm" svg:x="10.525cm" svg:y="13.7cm">
          <text:p text:style-name="P1">Consol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065cm" svg:y1="11.796cm" svg:x2="13.065cm" svg:y2="13.701cm">
          <text:p/>
        </draw:line>
      </draw:page>
      <draw:page draw:name="page4" draw:style-name="dp1" draw:master-page-name="Default">
        <draw:custom-shape draw:style-name="gr1" draw:text-style-name="P1" draw:layer="layout" svg:width="6.35cm" svg:height="2.54cm" svg:x="1.635cm" svg:y="1.635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5cm" svg:x2="10.525cm" svg:y2="2.905cm">
          <text:p/>
        </draw:line>
        <draw:custom-shape draw:style-name="gr3" draw:text-style-name="P1" draw:layer="layout" svg:width="5.08cm" svg:height="2.54cm" svg:x="10.525cm" svg:y="1.635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.635cm" svg:y="1.636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6cm" svg:x2="10.525cm" svg:y2="2.906cm">
          <text:p/>
        </draw:line>
        <draw:custom-shape draw:style-name="gr3" draw:text-style-name="P1" draw:layer="layout" svg:width="5.08cm" svg:height="2.54cm" svg:x="10.525cm" svg:y="1.636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2.54cm" svg:x="1.635cm" svg:y="1.635cm">
          <text:p text:style-name="P1">Media</text:p>
          <text:p text:style-name="P1">Attributes</text:p>
          <text:p text:style-name="P1">Method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2.905cm" svg:x2="10.525cm" svg:y2="2.905cm">
          <text:p/>
        </draw:line>
        <draw:custom-shape draw:style-name="gr10" draw:text-style-name="P1" draw:layer="layout" svg:width="5.08cm" svg:height="2.54cm" svg:x="10.525cm" svg:y="1.635cm">
          <text:p text:style-name="P1">Application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ry Seinfed</meta:initial-creator>
    <meta:creation-date>2010-06-26T07:03:36</meta:creation-date>
    <dc:date>2010-06-26T07:18:03</dc:date>
    <dc:creator>Jerry Seinfed</dc:creator>
    <meta:editing-duration>PT00H14M27S</meta:editing-duration>
    <meta:editing-cycles>1</meta:editing-cycles>
    <meta:document-statistic meta:object-count="83"/>
    <meta:generator>OpenOffice.org/3.2$Unix OpenOffice.org_project/320m12$Build-9483</meta:generator>
  </office:meta>
</office:document-meta>
</file>